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style:style>
    <style:style style:name="P2"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rebuchet MS" fo:font-size="14pt" fo:font-weight="bold" style:font-size-asian="14pt" style:font-weight-asian="bold" style:font-size-complex="14pt" style:font-weight-complex="bold"/>
    </style:style>
    <style:style style:name="P5" style:family="paragraph" style:parent-style-name="Standard" style:list-style-name="L2">
      <style:paragraph-properties fo:text-align="justify" style:justify-single-word="false"/>
      <style:text-properties style:font-name="Trebuchet M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rebuchet MS" fo:font-size="16pt" style:font-size-asian="16pt" style:font-size-complex="16pt"/>
    </style:style>
    <style:style style:name="P7" style:family="paragraph" style:parent-style-name="Standard">
      <style:paragraph-properties fo:text-align="start" style:justify-single-word="false"/>
      <style:text-properties style:font-name="Trebuchet MS"/>
    </style:style>
    <style:style style:name="P8" style:family="paragraph" style:parent-style-name="Standard">
      <style:paragraph-properties fo:text-align="justify" style:justify-single-word="false"/>
      <style:text-properties style:font-name="Trebuchet MS"/>
    </style:style>
    <style:style style:name="P9" style:family="paragraph" style:parent-style-name="Standard" style:list-style-name="L3">
      <style:paragraph-properties fo:text-align="justify" style:justify-single-word="false"/>
      <style:text-properties style:font-name="Trebuchet MS"/>
    </style:style>
    <style:style style:name="P10" style:family="paragraph" style:parent-style-name="Standard" style:list-style-name="L4">
      <style:paragraph-properties fo:text-align="justify" style:justify-single-word="false"/>
      <style:text-properties style:font-name="Trebuchet MS"/>
    </style:style>
    <style:style style:name="P11" style:family="paragraph" style:parent-style-name="Standard" style:list-style-name="L6">
      <style:paragraph-properties fo:text-align="justify" style:justify-single-word="false"/>
      <style:text-properties style:font-name="Trebuchet MS"/>
    </style:style>
    <style:style style:name="P12" style:family="paragraph" style:parent-style-name="Standard" style:list-style-name="L7">
      <style:paragraph-properties fo:text-align="justify" style:justify-single-word="false"/>
      <style:text-properties style:font-name="Trebuchet MS"/>
    </style:style>
    <style:style style:name="P13" style:family="paragraph" style:parent-style-name="Standard" style:list-style-name="L8">
      <style:paragraph-properties fo:text-align="justify" style:justify-single-word="false"/>
      <style:text-properties style:font-name="Trebuchet MS"/>
    </style:style>
    <style:style style:name="P14" style:family="paragraph" style:parent-style-name="Standard" style:list-style-name="L9">
      <style:paragraph-properties fo:text-align="justify" style:justify-single-word="false"/>
      <style:text-properties style:font-name="Trebuchet MS"/>
    </style:style>
    <style:style style:name="P15" style:family="paragraph" style:parent-style-name="Standard" style:list-style-name="L10">
      <style:paragraph-properties fo:text-align="justify" style:justify-single-word="false"/>
      <style:text-properties style:font-name="Trebuchet MS"/>
    </style:style>
    <style:style style:name="P16" style:family="paragraph" style:parent-style-name="Standard" style:list-style-name="L11">
      <style:paragraph-properties fo:text-align="justify" style:justify-single-word="false"/>
      <style:text-properties style:font-name="Trebuchet MS"/>
    </style:style>
    <style:style style:name="P17" style:family="paragraph" style:parent-style-name="Standard" style:list-style-name="L12">
      <style:paragraph-properties fo:text-align="justify" style:justify-single-word="false"/>
      <style:text-properties style:font-name="Trebuchet MS"/>
    </style:style>
    <style:style style:name="P18" style:family="paragraph" style:parent-style-name="Standard" style:list-style-name="L4">
      <style:paragraph-properties fo:text-align="justify" style:justify-single-word="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style:font-name="Trebuchet M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adrage gestion de projet</text:p>
      <text:p text:style-name="P1"/>
      <text:p text:style-name="P1"/>
      <text:p text:style-name="P1"><text:span text:style-name="T1">Motivations du projet</text:span></text:p>
      <text:p text:style-name="P1"><text:span text:style-name="T1"/></text:p>
      <text:p text:style-name="P8"><text:span text:style-name="T1"><text:tab/></text:span><text:span text:style-name="T2">Quel étudiant n'a jamais rêvé de pouvoir transformer ses notes de cours (ou celles de son voisin !) en véritable document texte ? Pourquoi recopier un cours, quand on peut laisser son ordinateur le faire pour nous ?</text:span></text:p>
      <text:p text:style-name="P8"><text:span text:style-name="T2"><text:tab/>Recopier une formule mathématique complexe dans un format numérique peut être fastidieux. Si on pouvait utiliser un logiciel pour reconnaître ce genre d'écritures complexes et les retranscrire pour nous, on gagnerait un temps considérable.</text:span></text:p>
      <text:p text:style-name="P8"><text:span text:style-name="T2"/></text:p>
      <text:p text:style-name="P8"><text:span text:style-name="T2"><text:tab/>Ces réflexions nous ont amenés à imaginer un tel logiciel : pouvoir, à partir d'un document sous forme d'image comportant de l'écriture manuscrite, générer un document éditable en traitement de texte. L'état de la recherche actuelle limitant les possibilités, nous avons imaginé ce logiciel comme étant évolutif et permettant son amélioration au fur et à mesure de l'approfondissement des connaissances et des techniques de reconnaissance d'écriture.</text:span></text:p>
      <text:p text:style-name="P8"><text:span text:style-name="T2"/></text:p>
      <text:p text:style-name="P7"><text:span text:style-name="T2"/></text:p>
      <text:p text:style-name="P7"><text:span text:style-name="T2"/></text:p>
      <text:p text:style-name="P2">Objectifs idéaux</text:p>
      <text:p text:style-name="P2"/>
      <text:p text:style-name="P2"/>
      <text:p text:style-name="P4"><text:tab/><text:span text:style-name="T2">Un tel logiciel, dans sa version finale et indépendamment des possibilités actuelles en termes de reconnaissance d'écriture manuscrite, doit être capable de : </text:span></text:p>
      <text:p text:style-name="P4"><text:span text:style-name="T2"/></text:p>
      <text:list xml:id="list9075353102388022642" text:style-name="L2">
        <text:list-item>
          <text:list>
            <text:list-item>
              <text:p text:style-name="P5"><text:span text:style-name="T2">Générer un document texte éditable dans un format donné.</text:span></text:p>
            </text:list-item>
            <text:list-item>
              <text:p text:style-name="P5"><text:span text:style-name="T2">Retranscrire le contenu écrit dans l'image d'entrée, qu'il s'agisse de texte, de formules scientifiques ou de schémas</text:span></text:p>
            </text:list-item>
            <text:list-item>
              <text:p text:style-name="P5"><text:span text:style-name="T2">Intégrer la mise en forme de l'image d'entrée dans le document généré (alignement, couleurs...)</text:span></text:p>
            </text:list-item>
            <text:list-item>
              <text:p text:style-name="P5"><text:span text:style-name="T2">Contrôler la cohérence des données retranscrites (par exemple, à l'aide d'un correcteur orthographique)</text:span></text:p>
            </text:list-item>
            <text:list-item>
              <text:p text:style-name="P5"><text:span text:style-name="T2">Proposer une correction manuelle à l'utilisateur via une interface graphique</text:span></text:p>
            </text:list-item>
            <text:list-item>
              <text:p text:style-name="P5"><text:span text:style-name="T2">Donner à l'utilisateur une mesure de la fiabilité du contenu généré</text:span></text:p>
            </text:list-item>
          </text:list>
        </text:list-item>
      </text:list>
      <text:p text:style-name="P7"><text:span text:style-name="T2"><text:tab/></text:span></text:p>
      <text:p text:style-name="P7"><text:span text:style-name="T2"/></text:p>
      <text:p text:style-name="P7"><text:span text:style-name="T2"/></text:p>
      <text:p text:style-name="P2">Objectifs dans le cadre du projet de spécialité</text:p>
      <text:p text:style-name="P2"/>
      <text:p text:style-name="P8"><text:span text:style-name="T2"><text:tab/></text:span><text:span text:style-name="T3">Objectifs techniques</text:span></text:p>
      <text:p text:style-name="P8"><text:span text:style-name="T3"/></text:p>
      <text:list xml:id="list6231029183080015465" text:style-name="L3">
        <text:list-item>
          <text:list>
            <text:list-item>
              <text:p text:style-name="P9"><text:span text:style-name="T2">Générer un document texte éditable dans un format de sortie unique.</text:span></text:p>
            </text:list-item>
            <text:list-item>
              <text:p text:style-name="P9"><text:span text:style-name="T2">Retranscrire un paragraphe de texte écrit dans une image d'entrée au format unique.</text:span></text:p>
            </text:list-item>
            <text:list-item>
              <text:p text:style-name="P9"><text:span text:style-name="T2">Donner à l'utilisateur une mesure de la fiabilité sur l'ensemble du texte reconnu.</text:span></text:p>
            </text:list-item>
            <text:list-item>
              <text:p text:style-name="P9"><text:soft-page-break/><text:span text:style-name="T2">Fournir une documentation de conception et de validation détaillée, permettant de comprendre le fonctionnement et l'organisation interne du logiciel</text:span></text:p>
            </text:list-item>
          </text:list>
        </text:list-item>
      </text:list>
      <text:p text:style-name="P8"><text:span text:style-name="T2"/></text:p>
      <text:p text:style-name="P8"><text:span text:style-name="T2"><text:tab/>Ces objectifs sont limités dans le cadre du projet du projet de spécialité. Les limitations sont les suivantes : </text:span></text:p>
      <text:p text:style-name="P8"><text:span text:style-name="T2"/></text:p>
      <text:list xml:id="list1035665022605054897" text:style-name="L4">
        <text:list-item>
          <text:list>
            <text:list-item>
              <text:p text:style-name="P18"><text:span text:style-name="T4">Seuls les caractères alphanumériques, les symboles mathématiques non composés et les caractères de ponctuation de base seront reconnus.</text:span></text:p>
            </text:list-item>
            <text:list-item>
              <text:p text:style-name="P18"><text:span text:style-name="T4">Le logiciel exigera une qualité d'écriture minimale (en terme de lisibilité) pour garantir une retranscription efficace.</text:span></text:p>
            </text:list-item>
            <text:list-item>
              <text:p text:style-name="P18"><text:span text:style-name="T4">Le logiciel utilisera une méthode de reconnaissance d'écriture fixée.</text:span></text:p>
            </text:list-item>
            <text:list-item>
              <text:p text:style-name="P10">Le logiciel acceptera uniquement en entrée les images au format JPEG.</text:p>
            </text:list-item>
            <text:list-item>
              <text:p text:style-name="P10">Le logiciel générera un document au format LaTeX, compilable à l'aide du logiciel pdflatex.</text:p>
            </text:list-item>
            <text:list-item>
              <text:p text:style-name="P10">Le logiciel ne prendra pas en compte la mise en forme du texte dans l'image d'origine.</text:p>
            </text:list-item>
            <text:list-item>
              <text:p text:style-name="P10">Le logiciel sera accompagné d'une documentation de conception détaillée et d'une une documentation de validation permettant de comprendre son fonctionnement et son organisation interne.</text:p>
            </text:list-item>
            <text:list-item>
              <text:p text:style-name="P10">Le logiciel sera accompagné d'un manuel utilisateur permettant de comprendre son utilisateur, ainsi que de la documentation destinée aux éventuels repreneurs du projet.</text:p>
            </text:list-item>
            <text:list-item>
              <text:p text:style-name="P10">Le logiciel devra faire l'objet d'un soin particulier en ce qui concerne la qualité du code.</text:p>
            </text:list-item>
          </text:list>
        </text:list-item>
      </text:list>
      <text:p text:style-name="P8"/>
      <text:p text:style-name="P8"/>
      <text:p text:style-name="P2">Organisation et plannings</text:p>
      <text:p text:style-name="P2"/>
      <text:p text:style-name="P3"><text:tab/><text:span text:style-name="T2">L'envergure du projet dépassant de loin ce qu'il est possible de réaliser dans le cadre du projet de spécialité, les différentes tâches à réaliser ont été découpées en plusieurs étapes dont voici le détail : </text:span></text:p>
      <text:p text:style-name="P3"><text:span text:style-name="T2"/></text:p>
      <text:p text:style-name="P3"><text:span text:style-name="T2"><text:tab/>Etape 1 : Conception détaillée (28/05)</text:span></text:p>
      <text:p text:style-name="P3"><text:span text:style-name="T2"/></text:p>
      <text:p text:style-name="P3"><text:span text:style-name="T2"><text:tab/>À l'issue de cette étape, l'architecture du logiciel devra avoir été définie de façon précise et pour l'intégralité des fonctionnalités prévus de la version finale. Aucun code ne sera écrit durant cette étape.</text:span></text:p>
      <text:p text:style-name="P3"><text:span text:style-name="T2"/></text:p>
      <text:p text:style-name="P3"><text:span text:style-name="T2"><text:tab/>Livrable : diagrammes UML, validés par le tuteur.</text:span></text:p>
      <text:p text:style-name="P3"><text:span text:style-name="T2"/></text:p>
      <text:p text:style-name="P3"><text:span text:style-name="T2"/></text:p>
      <text:p text:style-name="P3"><text:span text:style-name="T2"><text:tab/>Etape 2 : Mise en place du squelette (03/06)</text:span></text:p>
      <text:p text:style-name="P3"><text:span text:style-name="T2"/></text:p>
      <text:p text:style-name="P3"><text:span text:style-name="T2"><text:tab/>L'objectif de cette étape est de développer le squelette du logiciel, en conformité avec la conception réalisée à l'étape précédente, ce afin de préparer le développement des fonctionnalités de manière propre : à la fin de cette étape, il devra être possible de générer un exécutable ne faisant rien.</text:span></text:p>
      <text:p text:style-name="P3"><text:span text:style-name="T2"/></text:p>
      <text:p text:style-name="P3"><text:span text:style-name="T2"><text:tab/>Livrable : arborescence du projet, démonstration de l'exécutable.</text:span></text:p>
      <text:p text:style-name="P3"><text:soft-page-break/><text:span text:style-name="T2"/></text:p>
      <text:p text:style-name="P3"><text:span text:style-name="T2"/></text:p>
      <text:p text:style-name="P3"><text:span text:style-name="T2"><text:tab/>Etape 3 : Reconnaissance d'un bloc de texte tapuscrit (12/06)</text:span></text:p>
      <text:p text:style-name="P3"><text:span text:style-name="T2"/></text:p>
      <text:p text:style-name="P3"><text:span text:style-name="T2"><text:tab/>Le but de cette étape, qui est la première étape de développement conséquente, est le développement du système de reconnaissance minimale d'écriture manuscrite. Le logiciel devra alors être capable de reconnaître de façon basique un paragraphe de texte tapuscrit dans un style non cursif (c'est-à-dire un ensemble de caractères organisés en lignes, les caractères étant séparés de façon nette), et de générer un fichier LaTeX contenant le paragraphe reconnu, en donnant à l'utilisateur un indice de fiabilité générale pour le document retranscrit. </text:span></text:p>
      <text:p text:style-name="P3"><text:span text:style-name="T2"><text:tab/>Ces caractères se limitent aux lettres de l'alphabet latin, aux chiffres, aux symboles mathématiques simples et aux caractères de ponctuation de base. En particulier, les symboles mathématiques complexes et/ou composés ne sont pas reconnus.</text:span></text:p>
      <text:p text:style-name="P3"><text:span text:style-name="T2"/></text:p>
      <text:p text:style-name="P3"><text:span text:style-name="T2"><text:tab/>Livrable : exécutable, documentations de conception et de validation pour cette étape et manuel utilisateur.</text:span></text:p>
      <text:p text:style-name="P3"><text:span text:style-name="T2"/></text:p>
      <text:p text:style-name="P3"><text:span text:style-name="T2"/></text:p>
      <text:p text:style-name="P3"><text:span text:style-name="T2"><text:tab/>Etape 4 : Reconnaissance d'un bloc de texte manuscrit (15/06)</text:span></text:p>
      <text:p text:style-name="P3"><text:span text:style-name="T2"/></text:p>
      <text:p text:style-name="P4"><text:span text:style-name="T2"><text:tab/>Cette étape constitue une amélioration du logiciel permettant de reconnaître en plus des paragraphes de texte manuscrit pouvant être écrit dans un style cursif (attaché), qui a fait l'objet d'un soin particulier lors de son écriture. L'ensemble des caractères pouvant être reconnus reste inchangé. </text:span></text:p>
      <text:p text:style-name="P4"><text:span text:style-name="T2"><text:tab/>Afin de permettre la reconnaissance d'un texte manuscrit provenant d'une source quelconque, il est nécessaire de réunir des données d'apprentissage (c'est-à-dire des échantillons d'écriture) afin de constituer une base de reconnaissance pour le logiciel.</text:span></text:p>
      <text:p text:style-name="P4"><text:span text:style-name="T2"/></text:p>
      <text:p text:style-name="P4"><text:span text:style-name="T2"><text:tab/>Livrable : exécutable, documentations de conception et de validation mises à jour, manuel utilisateur mis à jour, bases de données d'apprentissage</text:span></text:p>
      <text:p text:style-name="P8"/>
      <text:p text:style-name="P8"/>
      <text:p text:style-name="P8"><text:tab/>Etape 5 : Correction de l'inclinaison du texte (17/06)</text:p>
      <text:p text:style-name="P8"/>
      <text:p text:style-name="P8"><text:tab/>Une fois la reconnaissance d'un paragraphe de texte réalisée, l'incrément suivant consiste à permettre la reconnaissance d'un document présentant des défauts : outre le bruit ou les imperfections dans l'écriture, qui sont des défauts qui doivent avoir été traités lors des étapes précédentes, une image présentant un défaut d'inclinaison léger devra tout de même être reconnue par le logiciel.</text:p>
      <text:p text:style-name="P8"/>
      <text:p text:style-name="P8"><text:tab/>Livrable : <text:span text:style-name="T2">exécutable, documentations de conception et de validation mises à jour, manuel utilisateur mis à jour</text:span></text:p>
      <text:p text:style-name="P8"><text:span text:style-name="T2"/></text:p>
      <text:p text:style-name="P8"><text:span text:style-name="T2"/></text:p>
      <text:p text:style-name="P8"><text:span text:style-name="T2"><text:tab/>Etape 6 : Amélioration de la qualité de la reconnaissance (...)</text:span></text:p>
      <text:p text:style-name="P8"><text:span text:style-name="T2"/></text:p>
      <text:p text:style-name="P8"><text:span text:style-name="T2"><text:tab/>Lorsque les incréments précédents ont été réalisés, les objectifs définis dans le cadre du projet ont été a priori atteints. Il reste donc à améliorer la fiabilité du processus de reconnaissance employé dans le logiciel, afin de pouvoir générer des documents de meilleure qualité. Cette étape est une étape ouverte et, si elle est </text:span><text:soft-page-break/><text:span text:style-name="T2">atteinte, se poursuivra jusqu'à la fin du projet.</text:span></text:p>
      <text:p text:style-name="P8"><text:span text:style-name="T2"/></text:p>
      <text:p text:style-name="P8"><text:span text:style-name="T2"><text:tab/>Livrable (à la fin du projet) : exécutable, documentation de conception mise à jour</text:span></text:p>
      <text:p text:style-name="P8"><text:span text:style-name="T2"/></text:p>
      <text:p text:style-name="P8"><text:span text:style-name="T2"/></text:p>
      <text:p text:style-name="P8"><text:span text:style-name="T2"><text:tab/></text:span><text:span text:style-name="T3">Ressources</text:span></text:p>
      <text:p text:style-name="P8"><text:span text:style-name="T3"/></text:p>
      <text:p text:style-name="P8"><text:span text:style-name="T3"><text:tab/></text:span><text:span text:style-name="T2">Humaines : 3 développeurs + 1 encadrant (et éventuellement, une mascotte débile)</text:span></text:p>
      <text:p text:style-name="P8"><text:span text:style-name="T2"><text:tab/>Scientifiques : bibliographie</text:span></text:p>
      <text:p text:style-name="P8"><text:span text:style-name="T2"><text:tab/>Matérielles : <text:s/>ordinateur(s) personnels et/ou machines de l'école</text:span></text:p>
      <text:p text:style-name="P8"><text:span text:style-name="T3"/></text:p>
      <text:p text:style-name="P8"><text:span text:style-name="T3"><text:tab/></text:span><text:span text:style-name="T2">Contraintes : </text:span></text:p>
      <text:p text:style-name="P8"><text:span text:style-name="T2"/></text:p>
      <text:list xml:id="list6537501333067987246" text:style-name="L6">
        <text:list-item>
          <text:list>
            <text:list-item>
              <text:p text:style-name="P11"><text:span text:style-name="T2">Une semaine de partiels pendant le projet, susceptible de limiter son avancement.</text:span></text:p>
            </text:list-item>
            <text:list-item>
              <text:p text:style-name="P11"><text:span text:style-name="T2">Les connaissances du groupe en matière de reconnaissance d'écriture sont relativement limitées et imposent des recherches bibliographiques</text:span></text:p>
            </text:list-item>
          </text:list>
        </text:list-item>
      </text:list>
      <text:p text:style-name="P8"><text:span text:style-name="T2"/></text:p>
      <text:p text:style-name="P8"><text:span text:style-name="T2"><text:tab/>Compétences : </text:span></text:p>
      <text:p text:style-name="P8"><text:span text:style-name="T2"/></text:p>
      <text:list xml:id="list5780892815411822452" text:style-name="L7">
        <text:list-item>
          <text:list>
            <text:list-item>
              <text:p text:style-name="P12"><text:span text:style-name="T2">Conception logicielle (diagrammes UML)</text:span></text:p>
            </text:list-item>
            <text:list-item>
              <text:p text:style-name="P12"><text:span text:style-name="T2">Programmation objet (Java)</text:span></text:p>
            </text:list-item>
            <text:list-item>
              <text:p text:style-name="P12"><text:span text:style-name="T2">Notions d'agilité</text:span></text:p>
            </text:list-item>
          </text:list>
        </text:list-item>
      </text:list>
      <text:p text:style-name="P8"><text:span text:style-name="T2"><text:tab/></text:span></text:p>
      <text:p text:style-name="P8"><text:span text:style-name="T2"/></text:p>
      <text:p text:style-name="P8"><text:span text:style-name="T2"><text:tab/></text:span><text:span text:style-name="T3">Organisation du projet</text:span></text:p>
      <text:p text:style-name="P8"><text:span text:style-name="T3"/></text:p>
      <text:p text:style-name="P8"><text:span text:style-name="T3"><text:tab/></text:span><text:span text:style-name="T2">Equipe projet : nous !</text:span></text:p>
      <text:p text:style-name="P8"><text:span text:style-name="T2"><text:tab/>Equipe étendue : nous + encadrants </text:span></text:p>
      <text:p text:style-name="P8"><text:span text:style-name="T2"><text:tab/>Equipe attendue : nous + encadrant scientifique</text:span></text:p>
      <text:p text:style-name="P8"><text:span text:style-name="T2"><text:tab/>Comité de pilotage interne : encadrants</text:span></text:p>
      <text:p text:style-name="P8"><text:span text:style-name="T2"/></text:p>
      <text:p text:style-name="P8"><text:span text:style-name="T2"/></text:p>
      <text:p text:style-name="P8"><text:span text:style-name="T2"><text:tab/></text:span><text:span text:style-name="T3">Communication</text:span></text:p>
      <text:p text:style-name="P8"><text:span text:style-name="T2"/></text:p>
      <text:p text:style-name="P8"><text:span text:style-name="T2"><text:tab/>Règles fondamentales : </text:span></text:p>
      <text:p text:style-name="P8"><text:span text:style-name="T2"/></text:p>
      <text:list xml:id="list9199534179080763312" text:style-name="L8">
        <text:list-item>
          <text:list>
            <text:list-item>
              <text:p text:style-name="P13"><text:span text:style-name="T2">Une réunion par jour (scrum), à l'Ensimag</text:span></text:p>
            </text:list-item>
            <text:list-item>
              <text:p text:style-name="P13"><text:span text:style-name="T2">Travail en groupe (dans la même salle) à l'Ensimag lorsque c'est possible</text:span></text:p>
            </text:list-item>
            <text:list-item>
              <text:p text:style-name="P13"><text:span text:style-name="T2">Contact régulier avec l'encadrant afin de faciliter son travail : un mail doit être envoyé chaque jour à l'encadrant afin de l'informer de la salle dans laquelle on travaille</text:span></text:p>
            </text:list-item>
            <text:list-item>
              <text:p text:style-name="P13"><text:span text:style-name="T2">Compte-rendus à l'encadrant de façon périodique (3 à 4 fois durant le projet)</text:span></text:p>
            </text:list-item>
          </text:list>
        </text:list-item>
      </text:list>
      <text:p text:style-name="P8"><text:span text:style-name="T2"/></text:p>
      <text:p text:style-name="P8"><text:span text:style-name="T2"><text:tab/></text:span></text:p>
      <text:p text:style-name="P8"><text:span text:style-name="T2"><text:tab/></text:span><text:span text:style-name="T3">Risques et Dépendances</text:span></text:p>
      <text:p text:style-name="P8"><text:span text:style-name="T3"/></text:p>
      <text:list xml:id="list1455410261726553389" text:style-name="L9">
        <text:list-item>
          <text:p text:style-name="P14"><text:span text:style-name="T2">L'un des membres de l'équpe projet présente un handicap pouvant réduire son implication dans le projet</text:span></text:p>
        </text:list-item>
        <text:list-item>
          <text:p text:style-name="P14"><text:soft-page-break/><text:span text:style-name="T2">Sous-estimation des délais pour certaines tâches</text:span></text:p>
        </text:list-item>
        <text:list-item>
          <text:p text:style-name="P14"><text:span text:style-name="T2">Impossibilité de réunir les données de configuration en quantité suffisante</text:span></text:p>
        </text:list-item>
        <text:list-item>
          <text:p text:style-name="P14"><text:span text:style-name="T2">Difficultés d'implémentation de la reconnaissance d'écriture</text:span></text:p>
        </text:list-item>
        <text:list-item>
          <text:p text:style-name="P14"><text:span text:style-name="T2">Fiabilité trop faible de la reconnaissance d'écriture</text:span></text:p>
        </text:list-item>
      </text:list>
      <text:p text:style-name="P8"><text:span text:style-name="T2"/></text:p>
      <text:p text:style-name="P8"><text:span text:style-name="T2"/></text:p>
      <text:p text:style-name="P8"><text:span text:style-name="T2"><text:tab/></text:span><text:span text:style-name="T3">Check-list pré-livraison</text:span></text:p>
      <text:p text:style-name="P8"><text:span text:style-name="T3"/></text:p>
      <text:list xml:id="list7957726477136755305" text:style-name="L10">
        <text:list-item>
          <text:list>
            <text:list-item>
              <text:p text:style-name="P15"><text:span text:style-name="T2">S'assurer que le projet compile</text:span></text:p>
            </text:list-item>
            <text:list-item>
              <text:p text:style-name="P15"><text:span text:style-name="T2">Refaire les tests unitaires, de non-régression et d'acceptation</text:span></text:p>
            </text:list-item>
            <text:list-item>
              <text:p text:style-name="P15"><text:span text:style-name="T2">Relire les documentations</text:span></text:p>
            </text:list-item>
            <text:list-item>
              <text:p text:style-name="P15"><text:span text:style-name="T2">Vérifier l'intégrité et la propreté du dépôt</text:span></text:p>
            </text:list-item>
            <text:list-item>
              <text:p text:style-name="P15"><text:span text:style-name="T2">Faire valider notre travail par l'encadrant</text:span></text:p>
            </text:list-item>
          </text:list>
        </text:list-item>
      </text:list>
      <text:p text:style-name="P8"><text:span text:style-name="T2"/></text:p>
      <text:p text:style-name="P8"><text:span text:style-name="T2"/></text:p>
      <text:p text:style-name="P8"><text:span text:style-name="T2"><text:tab/></text:span><text:span text:style-name="T3">Indicateurs d'avancement</text:span></text:p>
      <text:p text:style-name="P8"><text:span text:style-name="T3"/></text:p>
      <text:list xml:id="list6620713580544446222" text:style-name="L11">
        <text:list-item>
          <text:list>
            <text:list-item>
              <text:p text:style-name="P16"><text:span text:style-name="T2">Objectif minimal (si on ne l'atteint pas, le projet est un échec) : réalisation des étapes 1, 2 et 3. Cela représente un avancement de 75 %.</text:span></text:p>
            </text:list-item>
            <text:list-item>
              <text:p text:style-name="P16"><text:span text:style-name="T2">L'objectif du projet sera atteint à 90 % si l'étape 4 est menée à son terme.</text:span></text:p>
            </text:list-item>
            <text:list-item>
              <text:p text:style-name="P16"><text:span text:style-name="T2">L'avancement du projet sera à 100% lors de l'achèvement de l'étape 5.</text:span></text:p>
            </text:list-item>
            <text:list-item>
              <text:p text:style-name="P16"><text:span text:style-name="T2">Toute amélioration apportée dans le cadre de l'étape 6 constitue un « bonus ».</text:span></text:p>
            </text:list-item>
          </text:list>
        </text:list-item>
      </text:list>
      <text:p text:style-name="P8"><text:span text:style-name="T2"/></text:p>
      <text:p text:style-name="P8"><text:span text:style-name="T2"><text:tab/></text:span><text:span text:style-name="T3">Indicateurs de qualité</text:span></text:p>
      <text:p text:style-name="P8"><text:span text:style-name="T3"/></text:p>
      <text:list xml:id="list7989866892902425583" text:style-name="L12">
        <text:list-item>
          <text:list>
            <text:list-item>
              <text:p text:style-name="P17"><text:span text:style-name="T2">Soin apporté à la constitution et au contrôle des livrables : si il est insuffisant, cela démontre des problèmes d'organisation et probablement un retard dans l'avancement du projet.</text:span></text:p>
            </text:list-item>
            <text:list-item>
              <text:p text:style-name="P17"><text:span text:style-name="T2">Qualité du code actuellement développé : un code dont la qualité se dégrade (cohérent avec la documentation, propre) au fil du temps témoigne d'un problème, soit au niveau technique, soit au niveau conception.</text:span></text:p>
            </text:list-item>
            <text:list-item>
              <text:p text:style-name="P17"><text:span text:style-name="T2">Respect des horaires de travail : veiller à ce que l'équipe projet commence à travailler aux heures prévues (sans traîner) et a des discussions constructives lors des réunions.</text:span></text:p>
            </text:list-item>
            <text:list-item>
              <text:p text:style-name="P17"><text:span text:style-name="T2">Repérage des points techniques problématiques : repérer si l'équipe est bloquée par un point technique/théorique particulier, il convient alors de mettre ce point de côté et d'envisager une solution plus tar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reb" style:family="paragraph" style:parent-style-name="Standard">
      <style:paragraph-properties fo:text-align="center" style:justify-single-word="false"/>
    </style:style>
    <style:style style:name="Trebuchet_20_MS" style:display-name="Trebuchet MS" style:family="paragraph" style:parent-style-name="Treb"/>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3T10:23:39.66</meta:creation-date>
    <dc:date>2013-05-24T15:00:25.22</dc:date>
    <meta:editing-duration>P1DT3H2M30S</meta:editing-duration>
    <meta:editing-cycles>4</meta:editing-cycles>
    <meta:generator>OpenOffice.org/3.4$Win32 OpenOffice.org_project/340m1$Build-9590</meta:generator>
    <meta:document-statistic meta:table-count="0" meta:image-count="0" meta:object-count="0" meta:page-count="5" meta:paragraph-count="98" meta:word-count="1526" meta:character-count="9899"/>
  </office:meta>
</office:document-meta>
</file>